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 base que has escrito es excelente: clara, precisa y completa. Tiene todo el contenido técnico necesario. El desafío, como bien decís, está en <text:span text:style-name="Strong_20_Emphasis">elevar esta base técnica a una dimensión espiritual sin debilitar su seriedad ni su claridad</text:span>.</text:p>
      <text:p text:style-name="Text_20_body">Mi propuesta es la siguiente: <text:span text:style-name="Strong_20_Emphasis">envolver cada apartado con una introducción o cierre breve, poético y místico</text:span>, que funcione como atmósfera, sin interrumpir el cuerpo racional del argumento. El texto se mantendría íntegro en su núcleo, pero quedaría bañado en un halo de misterio y profundidad.</text:p>
      <text:p text:style-name="Text_20_body">A continuación te muestro cómo lo haría, <text:span text:style-name="Strong_20_Emphasis">integrando ideas místicas cuidadosamente en cada parte</text:span>, sin alterar la estructura ni el contenido original.</text:p>
      <text:p text:style-name="Horizontal_20_Line"/>
      <text:h text:style-name="Heading_20_2" text:outline-level="2">🌿 1. ¿Qué es el ADN?</text:h>
      <text:p text:style-name="Text_20_body"><text:span text:style-name="Emphasis">(Una exploración conceptual desde la biología hacia la arquitectura de sistemas inteligentes)</text:span></text:p>
      <text:p text:style-name="Text_20_body"><text:span text:style-name="Strong_20_Emphasis">Apertura mística general para toda la sección:</text:span></text:p>
      <text:p text:style-name="Quotations">En los cimientos más íntimos de toda criatura, en lo profundo de cada célula, reposa un libro antiguo que nadie escribió, y que sin embargo ha sido leído mil millones de veces.<text:line-break/>Un código sellado en silencio, que no se interpreta, pero que se obedece con absoluta devoción.<text:line-break/>Ese libro es el ADN.</text:p>
      <text:p text:style-name="Quotations">Como si una inteligencia invisible hubiese depositado allí el recuerdo de lo que cada ser debe ser, cada individuo se edifica sobre este texto oculto, cumpliendo una voluntad que no conoce pero que lo guía desde dentro.</text:p>
      <text:p text:style-name="Horizontal_20_Line"/>
      <text:h text:style-name="Heading_20_3" text:outline-level="3"><text:span text:style-name="Strong_20_Emphasis">1.1. El ADN biológico: una primera aproximación</text:span></text:h>
      <text:p text:style-name="Text_20_body"><text:span text:style-name="Emphasis">Mantener tu texto íntegro</text:span><text:line-break/><text:span text:style-name="Emphasis">+ cierre místico complementario:</text:span></text:p>
      <text:p text:style-name="Quotations">El ADN es, entonces, una arquitectura sagrada.<text:line-break/>No construida por manos, sino tejida por el tiempo y el silencio.<text:line-break/>Es la escritura con la que la vida ha trazado su firma en el polvo del universo.</text:p>
      <text:p text:style-name="Horizontal_20_Line"/>
      <text:h text:style-name="Heading_20_3" text:outline-level="3"><text:span text:style-name="Strong_20_Emphasis">1.2. El carácter codificado del ADN</text:span></text:h>
      <text:p text:style-name="Text_20_body"><text:span text:style-name="Emphasis">Mantener tu texto íntegro</text:span><text:line-break/><text:span text:style-name="Emphasis">+ apertura poética:</text:span></text:p>
      <text:p text:style-name="Quotations">No hay ojos ni palabras en el ADN.<text:line-break/>Solo símbolos mudos que, sin ser comprendidos, transforman la materia en forma, la forma en ser, y el ser en historia.</text:p>
      <text:p text:style-name="Quotations"><text:soft-page-break/>Así como los antiguos leían oráculos sin entender su origen, la célula se entrega al mensaje del ADN sin necesidad de comprenderlo.</text:p>
      <text:p text:style-name="Horizontal_20_Line"/>
      <text:h text:style-name="Heading_20_3" text:outline-level="3"><text:span text:style-name="Strong_20_Emphasis">1.3. El ADN y la identidad del individuo</text:span></text:h>
      <text:p text:style-name="Text_20_body"><text:span text:style-name="Emphasis">Antes de tu texto, apertura reflexiva:</text:span></text:p>
      <text:p text:style-name="Quotations">Si cada uno de nosotros lleva dentro una versión única del mismo libro, entonces somos todos páginas distintas de una misma obra.<text:line-break/>Nadie es copia de otro.<text:line-break/>Todos somos exploraciones nuevas de una inteligencia que busca, aprende y transforma.</text:p>
      <text:p text:style-name="Text_20_body"><text:span text:style-name="Emphasis">Y como cierre del apartado:</text:span></text:p>
      <text:p text:style-name="Quotations">Cada nacimiento es una revelación.<text:line-break/>Cada individuo, un intento del universo por decir algo que aún no ha dicho.<text:line-break/>Y la vida, en su sabiduría, nunca repite dos veces la misma oración.</text:p>
      <text:p text:style-name="Horizontal_20_Line"/>
      <text:h text:style-name="Heading_20_3" text:outline-level="3"><text:span text:style-name="Strong_20_Emphasis">1.4. Limitaciones de la visión biológica del ADN</text:span></text:h>
      <text:p text:style-name="Text_20_body"><text:span text:style-name="Emphasis">Antes de tu texto, apertura mística:</text:span></text:p>
      <text:p text:style-name="Quotations">Durante mucho tiempo creímos que conocíamos el libro, porque podíamos leer sus palabras.<text:line-break/>Pero el ADN no es solo un manual; es un misterio.<text:line-break/>Y como todo misterio, tiene zonas iluminadas y zonas veladas.</text:p>
      <text:p text:style-name="Quotations">En sus silencios podría esconderse el sentido. En su aparente inutilidad, el propósito.</text:p>
      <text:p text:style-name="Text_20_body"><text:span text:style-name="Emphasis">Y como cierre evocador:</text:span></text:p>
      <text:p text:style-name="Quotations">Tal vez el ADN no solo edifica cuerpos, sino que registra preguntas que aún no sabemos formular.<text:line-break/>Tal vez sea el lugar donde la vida recuerda aquello que nosotros hemos olvidado.</text:p>
      <text:p text:style-name="Horizontal_20_Line"/>
      <text:h text:style-name="Heading_20_2" text:outline-level="2">✅ Observaciones finales</text:h>
      <text:p text:style-name="Text_20_body">Este enfoque tiene varias ventajas:</text:p>
      <text:list xml:id="list1033827782" text:style-name="L1">
        <text:list-item>
          <text:p text:style-name="P1"><text:span text:style-name="Strong_20_Emphasis">Preserva la claridad científica</text:span>: No se diluye el contenido técnico.</text:p>
        </text:list-item>
        <text:list-item>
          <text:p text:style-name="P1"><text:span text:style-name="Strong_20_Emphasis">Aporta una atmósfera sagrada y reflexiva</text:span>: El lector siente que lo que está leyendo tiene un valor profundo.</text:p>
        </text:list-item>
        <text:list-item>
          <text:p text:style-name="P1"><text:soft-page-break/><text:span text:style-name="Strong_20_Emphasis">Introduce el ADN como puente entre ciencia y espíritu</text:span>: No como una molécula más, sino como el testimonio material de algo invisible y universal.</text:p>
        </text:list-item>
      </text:list>
      <text:p text:style-name="Horizontal_20_Line"/>
      <text:p text:style-name="Text_20_body">¿Querés que preparemos ya el texto completo con estas adiciones, listo para revisión? ¿O querés hacer alguna modificación o agregar alguna otra capa de misticismo en alguna parte específic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8:13:56.931000000</meta:creation-date>
    <dc:date>2025-07-27T18:24:06.372000000</dc:date>
    <meta:editing-duration>PT10M9S</meta:editing-duration>
    <meta:editing-cycles>1</meta:editing-cycles>
    <meta:document-statistic meta:table-count="0" meta:image-count="0" meta:object-count="0" meta:page-count="3" meta:paragraph-count="32" meta:word-count="615" meta:character-count="3673" meta:non-whitespace-character-count="3093"/>
    <meta:generator>LibreOffice/7.3.5.2$Windows_X86_64 LibreOffice_project/184fe81b8c8c30d8b5082578aee2fed2ea847c01</meta:generator>
  </office:meta>
</office:document-meta>
</file>